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3.83116666666667cm"/>
    </style:style>
    <style:style style:name="co3" style:family="table-column">
      <style:table-column-properties fo:break-before="auto" style:column-width="3.72533333333333cm"/>
    </style:style>
    <style:style style:name="co4" style:family="table-column">
      <style:table-column-properties fo:break-before="auto" style:column-width="4.21216666666667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4.16983333333333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0.698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2" table:default-cell-style-name="ce1"/>
        <table:table-row table:style-name="ro1">
          <table:table-cell table:style-name="ce1"/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office:value-type="string" table:style-name="ce1">
            <text:p>Run 6</text:p>
          </table:table-cell>
          <table:table-cell office:value-type="string" table:style-name="ce1">
            <text:p>Run 7</text:p>
          </table:table-cell>
          <table:table-cell office:value-type="string" table:style-name="ce1">
            <text:p>Run 8</text:p>
          </table:table-cell>
          <table:table-cell office:value-type="string" table:style-name="ce1">
            <text:p>Run 9</text:p>
          </table:table-cell>
          <table:table-cell office:value-type="string" table:style-name="ce1">
            <text:p>Run 10</text:p>
          </table:table-cell>
          <table:table-cell table:style-name="ce1"/>
          <table:table-cell office:value-type="string" table:style-name="ce1">
            <text:p>Moyenne des 10 runs</text:p>
          </table:table-cell>
          <table:table-cell table:number-columns-repeated="1637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-10.6555833336023" table:style-name="ce1">
            <text:p>-10,65558333</text:p>
          </table:table-cell>
          <table:table-cell office:value-type="float" office:value="-20.282204554202799" table:style-name="ce1">
            <text:p>-20,28220455</text:p>
          </table:table-cell>
          <table:table-cell office:value-type="float" office:value="22.171393211754499" table:style-name="ce1">
            <text:p>22,17139321</text:p>
          </table:table-cell>
          <table:table-cell office:value-type="float" office:value="23.088350075833599" table:style-name="ce1">
            <text:p>23,08835008</text:p>
          </table:table-cell>
          <table:table-cell office:value-type="float" office:value="-20.4271501388464" table:style-name="ce1">
            <text:p>-20,42715014</text:p>
          </table:table-cell>
          <table:table-cell office:value-type="float" office:value="25.0296083582734" table:style-name="ce1">
            <text:p>25,02960836</text:p>
          </table:table-cell>
          <table:table-cell office:value-type="float" office:value="42.344753168671303" table:style-name="ce1">
            <text:p>42,34475317</text:p>
          </table:table-cell>
          <table:table-cell office:value-type="float" office:value="8.3565447320119404" table:style-name="ce1">
            <text:p>8,356544732</text:p>
          </table:table-cell>
          <table:table-cell office:value-type="float" office:value="14.0893161942824" table:style-name="ce1">
            <text:p>14,08931619</text:p>
          </table:table-cell>
          <table:table-cell office:value-type="float" office:value="27.106133688657199" table:style-name="ce1">
            <text:p>27,10613369</text:p>
          </table:table-cell>
          <table:table-cell table:style-name="ce1"/>
          <table:table-cell office:value-type="float" office:value="11.082116140283285" table:formula="of:=AVERAGE([.B2:.K2])" table:style-name="ce1">
            <text:p>11,08211614</text:p>
          </table:table-cell>
          <table:table-cell table:number-columns-repeated="1637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36.049336720598902" table:style-name="ce1">
            <text:p>36,04933672</text:p>
          </table:table-cell>
          <table:table-cell office:value-type="float" office:value="-2.1215102998972899" table:style-name="ce1">
            <text:p>-2,1215103</text:p>
          </table:table-cell>
          <table:table-cell office:value-type="float" office:value="34.111155022588498" table:style-name="ce1">
            <text:p>34,11115502</text:p>
          </table:table-cell>
          <table:table-cell office:value-type="float" office:value="22.912895570449201" table:style-name="ce1">
            <text:p>22,91289557</text:p>
          </table:table-cell>
          <table:table-cell office:value-type="float" office:value="-14.306564520378799" table:style-name="ce1">
            <text:p>-14,30656452</text:p>
          </table:table-cell>
          <table:table-cell office:value-type="float" office:value="33.562000060760198" table:style-name="ce1">
            <text:p>33,56200006</text:p>
          </table:table-cell>
          <table:table-cell office:value-type="float" office:value="49.567547916233003" table:style-name="ce1">
            <text:p>49,56754792</text:p>
          </table:table-cell>
          <table:table-cell office:value-type="float" office:value="19.632750669184201" table:style-name="ce1">
            <text:p>19,63275067</text:p>
          </table:table-cell>
          <table:table-cell office:value-type="float" office:value="35.538973693938999" table:style-name="ce1">
            <text:p>35,53897369</text:p>
          </table:table-cell>
          <table:table-cell office:value-type="float" office:value="33.938757786828603" table:style-name="ce1">
            <text:p>33,93875779</text:p>
          </table:table-cell>
          <table:table-cell table:style-name="ce1"/>
          <table:table-cell office:value-type="float" office:value="24.88853426203055" table:formula="of:=AVERAGE([.B3:.K3])" table:style-name="ce1">
            <text:p>24,88853426</text:p>
          </table:table-cell>
          <table:table-cell table:number-columns-repeated="16371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72.783474880818602" table:style-name="ce1">
            <text:p>72,78347488</text:p>
          </table:table-cell>
          <table:table-cell office:value-type="float" office:value="21.6028986838243" table:style-name="ce1">
            <text:p>21,60289868</text:p>
          </table:table-cell>
          <table:table-cell office:value-type="float" office:value="28.9062815976039" table:style-name="ce1">
            <text:p>28,9062816</text:p>
          </table:table-cell>
          <table:table-cell office:value-type="float" office:value="24.0662872866315" table:style-name="ce1">
            <text:p>24,06628729</text:p>
          </table:table-cell>
          <table:table-cell office:value-type="float" office:value="-16.6578126364344" table:style-name="ce1">
            <text:p>-16,65781264</text:p>
          </table:table-cell>
          <table:table-cell office:value-type="float" office:value="75.544917270337095" table:style-name="ce1">
            <text:p>75,54491727</text:p>
          </table:table-cell>
          <table:table-cell office:value-type="float" office:value="19.6781422660091" table:style-name="ce1">
            <text:p>19,67814227</text:p>
          </table:table-cell>
          <table:table-cell office:value-type="float" office:value="-1.6534641030397E-2" table:style-name="ce1">
            <text:p>-0,016534641</text:p>
          </table:table-cell>
          <table:table-cell office:value-type="float" office:value="25.338917546719099" table:style-name="ce1">
            <text:p>25,33891755</text:p>
          </table:table-cell>
          <table:table-cell office:value-type="float" office:value="31.514832402218101" table:style-name="ce1">
            <text:p>31,5148324</text:p>
          </table:table-cell>
          <table:table-cell table:style-name="ce1"/>
          <table:table-cell office:value-type="float" office:value="28.276140465669691" table:formula="of:=AVERAGE([.B4:.K4])" table:style-name="ce1">
            <text:p>28,27614047</text:p>
          </table:table-cell>
          <table:table-cell table:number-columns-repeated="16371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77.217919355296104" table:style-name="ce1">
            <text:p>77,21791936</text:p>
          </table:table-cell>
          <table:table-cell office:value-type="float" office:value="40.247109682926201" table:style-name="ce1">
            <text:p>40,24710968</text:p>
          </table:table-cell>
          <table:table-cell office:value-type="float" office:value="28.196945883226299" table:style-name="ce1">
            <text:p>28,19694588</text:p>
          </table:table-cell>
          <table:table-cell office:value-type="float" office:value="21.398172542803501" table:style-name="ce1">
            <text:p>21,39817254</text:p>
          </table:table-cell>
          <table:table-cell office:value-type="float" office:value="-8.5499347285909" table:style-name="ce1">
            <text:p>-8,549934729</text:p>
          </table:table-cell>
          <table:table-cell office:value-type="float" office:value="139.209047360699" table:style-name="ce1">
            <text:p>139,2090474</text:p>
          </table:table-cell>
          <table:table-cell office:value-type="float" office:value="77.530413495896795" table:style-name="ce1">
            <text:p>77,5304135</text:p>
          </table:table-cell>
          <table:table-cell office:value-type="float" office:value="19.943727685584001" table:style-name="ce1">
            <text:p>19,94372769</text:p>
          </table:table-cell>
          <table:table-cell office:value-type="float" office:value="45.048659145992602" table:style-name="ce1">
            <text:p>45,04865915</text:p>
          </table:table-cell>
          <table:table-cell office:value-type="float" office:value="30.1754250061982" table:style-name="ce1">
            <text:p>30,17542501</text:p>
          </table:table-cell>
          <table:table-cell table:style-name="ce1"/>
          <table:table-cell office:value-type="float" office:value="47.041748543003187" table:formula="of:=AVERAGE([.B5:.K5])" table:style-name="ce1">
            <text:p>47,04174854</text:p>
          </table:table-cell>
          <table:table-cell table:number-columns-repeated="16371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100.43678404708901" table:style-name="ce1">
            <text:p>100,436784</text:p>
          </table:table-cell>
          <table:table-cell office:value-type="float" office:value="38.551601117714" table:style-name="ce1">
            <text:p>38,55160112</text:p>
          </table:table-cell>
          <table:table-cell office:value-type="float" office:value="30.916908241986199" table:style-name="ce1">
            <text:p>30,91690824</text:p>
          </table:table-cell>
          <table:table-cell office:value-type="float" office:value="13.6045663527897" table:style-name="ce1">
            <text:p>13,60456635</text:p>
          </table:table-cell>
          <table:table-cell office:value-type="float" office:value="18.788377614292401" table:style-name="ce1">
            <text:p>18,78837761</text:p>
          </table:table-cell>
          <table:table-cell office:value-type="float" office:value="107.736926068513" table:style-name="ce1">
            <text:p>107,7369261</text:p>
          </table:table-cell>
          <table:table-cell office:value-type="float" office:value="99.473155949678201" table:style-name="ce1">
            <text:p>99,47315595</text:p>
          </table:table-cell>
          <table:table-cell office:value-type="float" office:value="50.296504499207003" table:style-name="ce1">
            <text:p>50,2965045</text:p>
          </table:table-cell>
          <table:table-cell office:value-type="float" office:value="25.422189408171" table:style-name="ce1">
            <text:p>25,42218941</text:p>
          </table:table-cell>
          <table:table-cell office:value-type="float" office:value="29.863247996887502" table:style-name="ce1">
            <text:p>29,863248</text:p>
          </table:table-cell>
          <table:table-cell table:style-name="ce1"/>
          <table:table-cell office:value-type="float" office:value="51.509026129632801" table:formula="of:=AVERAGE([.B6:.K6])" table:style-name="ce1">
            <text:p>51,50902613</text:p>
          </table:table-cell>
          <table:table-cell table:number-columns-repeated="16371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60.36597529326099" table:style-name="ce1">
            <text:p>160,3659753</text:p>
          </table:table-cell>
          <table:table-cell office:value-type="float" office:value="27.0326706866203" table:style-name="ce1">
            <text:p>27,03267069</text:p>
          </table:table-cell>
          <table:table-cell office:value-type="float" office:value="32.5268557643805" table:style-name="ce1">
            <text:p>32,52685576</text:p>
          </table:table-cell>
          <table:table-cell office:value-type="float" office:value="41.260958091626001" table:style-name="ce1">
            <text:p>41,26095809</text:p>
          </table:table-cell>
          <table:table-cell office:value-type="float" office:value="147.94270030914899" table:style-name="ce1">
            <text:p>147,9427003</text:p>
          </table:table-cell>
          <table:table-cell office:value-type="float" office:value="176.75711853452299" table:style-name="ce1">
            <text:p>176,7571185</text:p>
          </table:table-cell>
          <table:table-cell office:value-type="float" office:value="103.270243576694" table:style-name="ce1">
            <text:p>103,2702436</text:p>
          </table:table-cell>
          <table:table-cell office:value-type="float" office:value="87.777684675296101" table:style-name="ce1">
            <text:p>87,77768468</text:p>
          </table:table-cell>
          <table:table-cell office:value-type="float" office:value="28.8128011814274" table:style-name="ce1">
            <text:p>28,81280118</text:p>
          </table:table-cell>
          <table:table-cell office:value-type="float" office:value="19.4152752674038" table:style-name="ce1">
            <text:p>19,41527527</text:p>
          </table:table-cell>
          <table:table-cell table:style-name="ce1"/>
          <table:table-cell office:value-type="float" office:value="82.516228338038104" table:formula="of:=AVERAGE([.B7:.K7])" table:style-name="ce1">
            <text:p>82,51622834</text:p>
          </table:table-cell>
          <table:table-cell table:number-columns-repeated="16371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168.36089639252501" table:style-name="ce1">
            <text:p>168,3608964</text:p>
          </table:table-cell>
          <table:table-cell office:value-type="float" office:value="34.016535879819997" table:style-name="ce1">
            <text:p>34,01653588</text:p>
          </table:table-cell>
          <table:table-cell office:value-type="float" office:value="36.7759413835442" table:style-name="ce1">
            <text:p>36,77594138</text:p>
          </table:table-cell>
          <table:table-cell office:value-type="float" office:value="18.415811774533601" table:style-name="ce1">
            <text:p>18,41581177</text:p>
          </table:table-cell>
          <table:table-cell office:value-type="float" office:value="83.154518004137302" table:style-name="ce1">
            <text:p>83,154518</text:p>
          </table:table-cell>
          <table:table-cell office:value-type="float" office:value="119.3410003414" table:style-name="ce1">
            <text:p>119,3410003</text:p>
          </table:table-cell>
          <table:table-cell office:value-type="float" office:value="92.360132749297804" table:style-name="ce1">
            <text:p>92,36013275</text:p>
          </table:table-cell>
          <table:table-cell office:value-type="float" office:value="75.741291006189499" table:style-name="ce1">
            <text:p>75,74129101</text:p>
          </table:table-cell>
          <table:table-cell office:value-type="float" office:value="145.51887825780801" table:style-name="ce1">
            <text:p>145,5188783</text:p>
          </table:table-cell>
          <table:table-cell office:value-type="float" office:value="38.915382674365802" table:style-name="ce1">
            <text:p>38,91538267</text:p>
          </table:table-cell>
          <table:table-cell table:style-name="ce1"/>
          <table:table-cell office:value-type="float" office:value="81.260038846362121" table:formula="of:=AVERAGE([.B8:.K8])" table:style-name="ce1">
            <text:p>81,26003885</text:p>
          </table:table-cell>
          <table:table-cell table:number-columns-repeated="16371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176.17462368552199" table:style-name="ce1">
            <text:p>176,1746237</text:p>
          </table:table-cell>
          <table:table-cell office:value-type="float" office:value="29.249918934275801" table:style-name="ce1">
            <text:p>29,24991893</text:p>
          </table:table-cell>
          <table:table-cell office:value-type="float" office:value="29.505063511005599" table:style-name="ce1">
            <text:p>29,50506351</text:p>
          </table:table-cell>
          <table:table-cell office:value-type="float" office:value="107.740030608369" table:style-name="ce1">
            <text:p>107,7400306</text:p>
          </table:table-cell>
          <table:table-cell office:value-type="float" office:value="87.852357445957495" table:style-name="ce1">
            <text:p>87,85235745</text:p>
          </table:table-cell>
          <table:table-cell office:value-type="float" office:value="151.27918071314801" table:style-name="ce1">
            <text:p>151,2791807</text:p>
          </table:table-cell>
          <table:table-cell office:value-type="float" office:value="149.63921204985999" table:style-name="ce1">
            <text:p>149,639212</text:p>
          </table:table-cell>
          <table:table-cell office:value-type="float" office:value="59.645187268590099" table:style-name="ce1">
            <text:p>59,64518727</text:p>
          </table:table-cell>
          <table:table-cell office:value-type="float" office:value="150.612767892503" table:style-name="ce1">
            <text:p>150,6127679</text:p>
          </table:table-cell>
          <table:table-cell office:value-type="float" office:value="32.185371141707201" table:style-name="ce1">
            <text:p>32,18537114</text:p>
          </table:table-cell>
          <table:table-cell table:style-name="ce1"/>
          <table:table-cell office:value-type="float" office:value="97.388371325093814" table:formula="of:=AVERAGE([.B9:.K9])" table:style-name="ce1">
            <text:p>97,38837133</text:p>
          </table:table-cell>
          <table:table-cell table:number-columns-repeated="16371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189.70424885375601" table:style-name="ce1">
            <text:p>189,7042489</text:p>
          </table:table-cell>
          <table:table-cell office:value-type="float" office:value="32.331489067067103" table:style-name="ce1">
            <text:p>32,33148907</text:p>
          </table:table-cell>
          <table:table-cell office:value-type="float" office:value="38.085700041884003" table:style-name="ce1">
            <text:p>38,08570004</text:p>
          </table:table-cell>
          <table:table-cell office:value-type="float" office:value="183.12133360435399" table:style-name="ce1">
            <text:p>183,1213336</text:p>
          </table:table-cell>
          <table:table-cell office:value-type="float" office:value="210.983689082767" table:style-name="ce1">
            <text:p>210,9836891</text:p>
          </table:table-cell>
          <table:table-cell office:value-type="float" office:value="216.50594816495001" table:style-name="ce1">
            <text:p>216,5059482</text:p>
          </table:table-cell>
          <table:table-cell office:value-type="float" office:value="92.149368546139002" table:style-name="ce1">
            <text:p>92,14936855</text:p>
          </table:table-cell>
          <table:table-cell office:value-type="float" office:value="84.226149613081603" table:style-name="ce1">
            <text:p>84,22614961</text:p>
          </table:table-cell>
          <table:table-cell office:value-type="float" office:value="20.111763604468798" table:style-name="ce1">
            <text:p>20,1117636</text:p>
          </table:table-cell>
          <table:table-cell office:value-type="float" office:value="37.394148586019099" table:style-name="ce1">
            <text:p>37,39414859</text:p>
          </table:table-cell>
          <table:table-cell table:style-name="ce1"/>
          <table:table-cell office:value-type="float" office:value="110.46138391644868" table:formula="of:=AVERAGE([.B10:.K10])" table:style-name="ce1">
            <text:p>110,4613839</text:p>
          </table:table-cell>
          <table:table-cell table:number-columns-repeated="1637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66.57155180642101" table:style-name="ce1">
            <text:p>166,5715518</text:p>
          </table:table-cell>
          <table:table-cell office:value-type="float" office:value="43.973657429717498" table:style-name="ce1">
            <text:p>43,97365743</text:p>
          </table:table-cell>
          <table:table-cell office:value-type="float" office:value="39.353317713395597" table:style-name="ce1">
            <text:p>39,35331771</text:p>
          </table:table-cell>
          <table:table-cell office:value-type="float" office:value="208.513131508925" table:style-name="ce1">
            <text:p>208,5131315</text:p>
          </table:table-cell>
          <table:table-cell office:value-type="float" office:value="269.760677805603" table:style-name="ce1">
            <text:p>269,7606778</text:p>
          </table:table-cell>
          <table:table-cell office:value-type="float" office:value="201.58285086257399" table:style-name="ce1">
            <text:p>201,5828509</text:p>
          </table:table-cell>
          <table:table-cell office:value-type="float" office:value="146.175719794081" table:style-name="ce1">
            <text:p>146,1757198</text:p>
          </table:table-cell>
          <table:table-cell office:value-type="float" office:value="103.839913113892" table:style-name="ce1">
            <text:p>103,8399131</text:p>
          </table:table-cell>
          <table:table-cell office:value-type="float" office:value="51.840623383923202" table:style-name="ce1">
            <text:p>51,84062338</text:p>
          </table:table-cell>
          <table:table-cell office:value-type="float" office:value="29.496085040470501" table:style-name="ce1">
            <text:p>29,49608504</text:p>
          </table:table-cell>
          <table:table-cell table:style-name="ce1"/>
          <table:table-cell office:value-type="float" office:value="126.11075284590027" table:formula="of:=AVERAGE([.B11:.K11])" table:style-name="ce1">
            <text:p>126,1107528</text:p>
          </table:table-cell>
          <table:table-cell table:number-columns-repeated="16371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176.69222595014699" table:style-name="ce1">
            <text:p>176,692226</text:p>
          </table:table-cell>
          <table:table-cell office:value-type="float" office:value="43.552425161571797" table:style-name="ce1">
            <text:p>43,55242516</text:p>
          </table:table-cell>
          <table:table-cell office:value-type="float" office:value="27.859312068288101" table:style-name="ce1">
            <text:p>27,85931207</text:p>
          </table:table-cell>
          <table:table-cell office:value-type="float" office:value="236.765406427475" table:style-name="ce1">
            <text:p>236,7654064</text:p>
          </table:table-cell>
          <table:table-cell office:value-type="float" office:value="230.123713788092" table:style-name="ce1">
            <text:p>230,1237138</text:p>
          </table:table-cell>
          <table:table-cell office:value-type="float" office:value="233.793500640438" table:style-name="ce1">
            <text:p>233,7935006</text:p>
          </table:table-cell>
          <table:table-cell office:value-type="float" office:value="87.213004664524206" table:style-name="ce1">
            <text:p>87,21300466</text:p>
          </table:table-cell>
          <table:table-cell office:value-type="float" office:value="81.132803265367997" table:style-name="ce1">
            <text:p>81,13280327</text:p>
          </table:table-cell>
          <table:table-cell office:value-type="float" office:value="110.527219418879" table:style-name="ce1">
            <text:p>110,5272194</text:p>
          </table:table-cell>
          <table:table-cell office:value-type="float" office:value="39.094378350389903" table:style-name="ce1">
            <text:p>39,09437835</text:p>
          </table:table-cell>
          <table:table-cell table:style-name="ce1"/>
          <table:table-cell office:value-type="float" office:value="126.6753989735173" table:formula="of:=AVERAGE([.B12:.K12])" table:style-name="ce1">
            <text:p>126,675399</text:p>
          </table:table-cell>
          <table:table-cell table:number-columns-repeated="16371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166.68594002783701" table:style-name="ce1">
            <text:p>166,68594</text:p>
          </table:table-cell>
          <table:table-cell office:value-type="float" office:value="39.057440780186198" table:style-name="ce1">
            <text:p>39,05744078</text:p>
          </table:table-cell>
          <table:table-cell office:value-type="float" office:value="31.766076002982999" table:style-name="ce1">
            <text:p>31,766076</text:p>
          </table:table-cell>
          <table:table-cell office:value-type="float" office:value="324.03408673443101" table:style-name="ce1">
            <text:p>324,0340867</text:p>
          </table:table-cell>
          <table:table-cell office:value-type="float" office:value="236.11673386436701" table:style-name="ce1">
            <text:p>236,1167339</text:p>
          </table:table-cell>
          <table:table-cell office:value-type="float" office:value="243.81722675207601" table:style-name="ce1">
            <text:p>243,8172268</text:p>
          </table:table-cell>
          <table:table-cell office:value-type="float" office:value="194.58936218105799" table:style-name="ce1">
            <text:p>194,5893622</text:p>
          </table:table-cell>
          <table:table-cell office:value-type="float" office:value="145.80622484256699" table:style-name="ce1">
            <text:p>145,8062248</text:p>
          </table:table-cell>
          <table:table-cell office:value-type="float" office:value="183.66984987265201" table:style-name="ce1">
            <text:p>183,6698499</text:p>
          </table:table-cell>
          <table:table-cell office:value-type="float" office:value="75.532450110103298" table:style-name="ce1">
            <text:p>75,53245011</text:p>
          </table:table-cell>
          <table:table-cell table:style-name="ce1"/>
          <table:table-cell office:value-type="float" office:value="164.10753911682608" table:formula="of:=AVERAGE([.B13:.K13])" table:style-name="ce1">
            <text:p>164,1075391</text:p>
          </table:table-cell>
          <table:table-cell table:number-columns-repeated="16371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202.164816152941" table:style-name="ce1">
            <text:p>202,1648162</text:p>
          </table:table-cell>
          <table:table-cell office:value-type="float" office:value="101.15380182030199" table:style-name="ce1">
            <text:p>101,1538018</text:p>
          </table:table-cell>
          <table:table-cell office:value-type="float" office:value="32.031576005021499" table:style-name="ce1">
            <text:p>32,03157601</text:p>
          </table:table-cell>
          <table:table-cell office:value-type="float" office:value="332.39796215667701" table:style-name="ce1">
            <text:p>332,3979622</text:p>
          </table:table-cell>
          <table:table-cell office:value-type="float" office:value="225.65348769865599" table:style-name="ce1">
            <text:p>225,6534877</text:p>
          </table:table-cell>
          <table:table-cell office:value-type="float" office:value="250.34742005197799" table:style-name="ce1">
            <text:p>250,3474201</text:p>
          </table:table-cell>
          <table:table-cell office:value-type="float" office:value="222.865356435151" table:style-name="ce1">
            <text:p>222,8653564</text:p>
          </table:table-cell>
          <table:table-cell office:value-type="float" office:value="157.79945640457399" table:style-name="ce1">
            <text:p>157,7994564</text:p>
          </table:table-cell>
          <table:table-cell office:value-type="float" office:value="212.412364050642" table:style-name="ce1">
            <text:p>212,4123641</text:p>
          </table:table-cell>
          <table:table-cell office:value-type="float" office:value="89.234011823459198" table:style-name="ce1">
            <text:p>89,23401182</text:p>
          </table:table-cell>
          <table:table-cell table:style-name="ce1"/>
          <table:table-cell office:value-type="float" office:value="182.60602525994017" table:formula="of:=AVERAGE([.B14:.K14])" table:style-name="ce1">
            <text:p>182,6060253</text:p>
          </table:table-cell>
          <table:table-cell table:number-columns-repeated="16371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250.65607742814899" table:style-name="ce1">
            <text:p>250,6560774</text:p>
          </table:table-cell>
          <table:table-cell office:value-type="float" office:value="60.660655984958197" table:style-name="ce1">
            <text:p>60,66065598</text:p>
          </table:table-cell>
          <table:table-cell office:value-type="float" office:value="36.868348324648601" table:style-name="ce1">
            <text:p>36,86834832</text:p>
          </table:table-cell>
          <table:table-cell office:value-type="float" office:value="329.63322172131501" table:style-name="ce1">
            <text:p>329,6332217</text:p>
          </table:table-cell>
          <table:table-cell office:value-type="float" office:value="247.64793648118001" table:style-name="ce1">
            <text:p>247,6479365</text:p>
          </table:table-cell>
          <table:table-cell office:value-type="float" office:value="268.26774507779697" table:style-name="ce1">
            <text:p>268,2677451</text:p>
          </table:table-cell>
          <table:table-cell office:value-type="float" office:value="244.192927661336" table:style-name="ce1">
            <text:p>244,1929277</text:p>
          </table:table-cell>
          <table:table-cell office:value-type="float" office:value="149.91702383371199" table:style-name="ce1">
            <text:p>149,9170238</text:p>
          </table:table-cell>
          <table:table-cell office:value-type="float" office:value="227.42744134668601" table:style-name="ce1">
            <text:p>227,4274413</text:p>
          </table:table-cell>
          <table:table-cell office:value-type="float" office:value="140.89537853423101" table:style-name="ce1">
            <text:p>140,8953785</text:p>
          </table:table-cell>
          <table:table-cell table:style-name="ce1"/>
          <table:table-cell office:value-type="float" office:value="195.61667563940125" table:formula="of:=AVERAGE([.B15:.K15])" table:style-name="ce1">
            <text:p>195,6166756</text:p>
          </table:table-cell>
          <table:table-cell table:number-columns-repeated="16371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200.00207858086901" table:style-name="ce1">
            <text:p>200,0020786</text:p>
          </table:table-cell>
          <table:table-cell office:value-type="float" office:value="46.8604016369124" table:style-name="ce1">
            <text:p>46,86040164</text:p>
          </table:table-cell>
          <table:table-cell office:value-type="float" office:value="36.314273081101199" table:style-name="ce1">
            <text:p>36,31427308</text:p>
          </table:table-cell>
          <table:table-cell office:value-type="float" office:value="338.94835321097202" table:style-name="ce1">
            <text:p>338,9483532</text:p>
          </table:table-cell>
          <table:table-cell office:value-type="float" office:value="264.24905331776199" table:style-name="ce1">
            <text:p>264,2490533</text:p>
          </table:table-cell>
          <table:table-cell office:value-type="float" office:value="298.94877872196298" table:style-name="ce1">
            <text:p>298,9487787</text:p>
          </table:table-cell>
          <table:table-cell office:value-type="float" office:value="270.97764689024302" table:style-name="ce1">
            <text:p>270,9776469</text:p>
          </table:table-cell>
          <table:table-cell office:value-type="float" office:value="186.85533652155499" table:style-name="ce1">
            <text:p>186,8553365</text:p>
          </table:table-cell>
          <table:table-cell office:value-type="float" office:value="235.83327733698101" table:style-name="ce1">
            <text:p>235,8332773</text:p>
          </table:table-cell>
          <table:table-cell office:value-type="float" office:value="206.89799239938" table:style-name="ce1">
            <text:p>206,8979924</text:p>
          </table:table-cell>
          <table:table-cell table:style-name="ce1"/>
          <table:table-cell office:value-type="float" office:value="208.58871916977387" table:formula="of:=AVERAGE([.B16:.K16])" table:style-name="ce1">
            <text:p>208,5887192</text:p>
          </table:table-cell>
          <table:table-cell table:number-columns-repeated="16371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175.804789966317" table:style-name="ce1">
            <text:p>175,80479</text:p>
          </table:table-cell>
          <table:table-cell office:value-type="float" office:value="60.329203607296101" table:style-name="ce1">
            <text:p>60,32920361</text:p>
          </table:table-cell>
          <table:table-cell office:value-type="float" office:value="32.195475355759001" table:style-name="ce1">
            <text:p>32,19547536</text:p>
          </table:table-cell>
          <table:table-cell office:value-type="float" office:value="344.24773194596901" table:style-name="ce1">
            <text:p>344,2477319</text:p>
          </table:table-cell>
          <table:table-cell office:value-type="float" office:value="320.77352093582198" table:style-name="ce1">
            <text:p>320,7735209</text:p>
          </table:table-cell>
          <table:table-cell office:value-type="float" office:value="306.58707694724399" table:style-name="ce1">
            <text:p>306,5870769</text:p>
          </table:table-cell>
          <table:table-cell office:value-type="float" office:value="305.42123771083101" table:style-name="ce1">
            <text:p>305,4212377</text:p>
          </table:table-cell>
          <table:table-cell office:value-type="float" office:value="220.585462672457" table:style-name="ce1">
            <text:p>220,5854627</text:p>
          </table:table-cell>
          <table:table-cell office:value-type="float" office:value="235.814011184343" table:style-name="ce1">
            <text:p>235,8140112</text:p>
          </table:table-cell>
          <table:table-cell office:value-type="float" office:value="199.52987873716401" table:style-name="ce1">
            <text:p>199,5298787</text:p>
          </table:table-cell>
          <table:table-cell table:style-name="ce1"/>
          <table:table-cell office:value-type="float" office:value="220.1288389063202" table:formula="of:=AVERAGE([.B17:.K17])" table:style-name="ce1">
            <text:p>220,1288389</text:p>
          </table:table-cell>
          <table:table-cell table:number-columns-repeated="16371"/>
        </table:table-row>
        <table:table-row table:style-name="ro1">
          <table:table-cell office:value-type="float" office:value="170000" table:style-name="ce1">
            <text:p>170000</text:p>
          </table:table-cell>
          <table:table-cell office:value-type="float" office:value="178.755456750165" table:style-name="ce1">
            <text:p>178,7554568</text:p>
          </table:table-cell>
          <table:table-cell office:value-type="float" office:value="115.229400599828" table:style-name="ce1">
            <text:p>115,2294006</text:p>
          </table:table-cell>
          <table:table-cell office:value-type="float" office:value="53.720791053832599" table:style-name="ce1">
            <text:p>53,72079105</text:p>
          </table:table-cell>
          <table:table-cell office:value-type="float" office:value="345.888884233243" table:style-name="ce1">
            <text:p>345,8888842</text:p>
          </table:table-cell>
          <table:table-cell office:value-type="float" office:value="337.31810689673398" table:style-name="ce1">
            <text:p>337,3181069</text:p>
          </table:table-cell>
          <table:table-cell office:value-type="float" office:value="288.92405275912103" table:style-name="ce1">
            <text:p>288,9240528</text:p>
          </table:table-cell>
          <table:table-cell office:value-type="float" office:value="263.93901260618901" table:style-name="ce1">
            <text:p>263,9390126</text:p>
          </table:table-cell>
          <table:table-cell office:value-type="float" office:value="224.45352024115201" table:style-name="ce1">
            <text:p>224,4535202</text:p>
          </table:table-cell>
          <table:table-cell office:value-type="float" office:value="235.79671624132899" table:style-name="ce1">
            <text:p>235,7967162</text:p>
          </table:table-cell>
          <table:table-cell office:value-type="float" office:value="232.82696375389401" table:style-name="ce1">
            <text:p>232,8269638</text:p>
          </table:table-cell>
          <table:table-cell table:style-name="ce1"/>
          <table:table-cell office:value-type="float" office:value="227.68529051354875" table:formula="of:=AVERAGE([.B18:.K18])" table:style-name="ce1">
            <text:p>227,6852905</text:p>
          </table:table-cell>
          <table:table-cell table:number-columns-repeated="16371"/>
        </table:table-row>
        <table:table-row table:style-name="ro1">
          <table:table-cell office:value-type="float" office:value="180000" table:style-name="ce1">
            <text:p>180000</text:p>
          </table:table-cell>
          <table:table-cell office:value-type="float" office:value="197.988618968011" table:style-name="ce1">
            <text:p>197,988619</text:p>
          </table:table-cell>
          <table:table-cell office:value-type="float" office:value="111.050019796179" table:style-name="ce1">
            <text:p>111,0500198</text:p>
          </table:table-cell>
          <table:table-cell office:value-type="float" office:value="41.120614952592199" table:style-name="ce1">
            <text:p>41,12061495</text:p>
          </table:table-cell>
          <table:table-cell office:value-type="float" office:value="344.09368541333703" table:style-name="ce1">
            <text:p>344,0936854</text:p>
          </table:table-cell>
          <table:table-cell office:value-type="float" office:value="340.83774010978402" table:style-name="ce1">
            <text:p>340,8377401</text:p>
          </table:table-cell>
          <table:table-cell office:value-type="float" office:value="304.94726868218601" table:style-name="ce1">
            <text:p>304,9472687</text:p>
          </table:table-cell>
          <table:table-cell office:value-type="float" office:value="278.99030618876401" table:style-name="ce1">
            <text:p>278,9903062</text:p>
          </table:table-cell>
          <table:table-cell office:value-type="float" office:value="227.58118781813701" table:style-name="ce1">
            <text:p>227,5811878</text:p>
          </table:table-cell>
          <table:table-cell office:value-type="float" office:value="244.20410636405401" table:style-name="ce1">
            <text:p>244,2041064</text:p>
          </table:table-cell>
          <table:table-cell office:value-type="float" office:value="255.276232350436" table:style-name="ce1">
            <text:p>255,2762324</text:p>
          </table:table-cell>
          <table:table-cell table:style-name="ce1"/>
          <table:table-cell office:value-type="float" office:value="234.60897806434804" table:formula="of:=AVERAGE([.B19:.K19])" table:style-name="ce1">
            <text:p>234,6089781</text:p>
          </table:table-cell>
          <table:table-cell table:number-columns-repeated="16371"/>
        </table:table-row>
        <table:table-row table:style-name="ro1">
          <table:table-cell office:value-type="float" office:value="190000" table:style-name="ce1">
            <text:p>190000</text:p>
          </table:table-cell>
          <table:table-cell office:value-type="float" office:value="253.03017108223199" table:style-name="ce1">
            <text:p>253,0301711</text:p>
          </table:table-cell>
          <table:table-cell office:value-type="float" office:value="98.504382914962605" table:style-name="ce1">
            <text:p>98,50438291</text:p>
          </table:table-cell>
          <table:table-cell office:value-type="float" office:value="72.175648552336696" table:style-name="ce1">
            <text:p>72,17564855</text:p>
          </table:table-cell>
          <table:table-cell office:value-type="float" office:value="347.863987395246" table:style-name="ce1">
            <text:p>347,8639874</text:p>
          </table:table-cell>
          <table:table-cell office:value-type="float" office:value="324.409805656679" table:style-name="ce1">
            <text:p>324,4098057</text:p>
          </table:table-cell>
          <table:table-cell office:value-type="float" office:value="303.18230414513403" table:style-name="ce1">
            <text:p>303,1823041</text:p>
          </table:table-cell>
          <table:table-cell office:value-type="float" office:value="323.63903120807498" table:style-name="ce1">
            <text:p>323,6390312</text:p>
          </table:table-cell>
          <table:table-cell office:value-type="float" office:value="229.37513576492199" table:style-name="ce1">
            <text:p>229,3751358</text:p>
          </table:table-cell>
          <table:table-cell office:value-type="float" office:value="250.16802017689699" table:style-name="ce1">
            <text:p>250,1680202</text:p>
          </table:table-cell>
          <table:table-cell office:value-type="float" office:value="279.80407999808" table:style-name="ce1">
            <text:p>279,80408</text:p>
          </table:table-cell>
          <table:table-cell table:style-name="ce1"/>
          <table:table-cell office:value-type="float" office:value="248.21525668945642" table:formula="of:=AVERAGE([.B20:.K20])" table:style-name="ce1">
            <text:p>248,2152567</text:p>
          </table:table-cell>
          <table:table-cell table:number-columns-repeated="16371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281.19606477714802" table:style-name="ce1">
            <text:p>281,1960648</text:p>
          </table:table-cell>
          <table:table-cell office:value-type="float" office:value="83.233734722384696" table:style-name="ce1">
            <text:p>83,23373472</text:p>
          </table:table-cell>
          <table:table-cell office:value-type="float" office:value="103.36543335695301" table:style-name="ce1">
            <text:p>103,3654334</text:p>
          </table:table-cell>
          <table:table-cell office:value-type="float" office:value="348.25040077541001" table:style-name="ce1">
            <text:p>348,2504008</text:p>
          </table:table-cell>
          <table:table-cell office:value-type="float" office:value="338.24917621557597" table:style-name="ce1">
            <text:p>338,2491762</text:p>
          </table:table-cell>
          <table:table-cell office:value-type="float" office:value="305.72482408469602" table:style-name="ce1">
            <text:p>305,7248241</text:p>
          </table:table-cell>
          <table:table-cell office:value-type="float" office:value="324.71088989408003" table:style-name="ce1">
            <text:p>324,7108899</text:p>
          </table:table-cell>
          <table:table-cell office:value-type="float" office:value="253.16682840105099" table:style-name="ce1">
            <text:p>253,1668284</text:p>
          </table:table-cell>
          <table:table-cell office:value-type="float" office:value="282.32488841694698" table:style-name="ce1">
            <text:p>282,3248884</text:p>
          </table:table-cell>
          <table:table-cell office:value-type="float" office:value="304.99665782841498" table:style-name="ce1">
            <text:p>304,9966578</text:p>
          </table:table-cell>
          <table:table-cell table:style-name="ce1"/>
          <table:table-cell office:value-type="float" office:value="262.5218898472661" table:formula="of:=AVERAGE([.B21:.K21])" table:style-name="ce1">
            <text:p>262,5218898</text:p>
          </table:table-cell>
          <table:table-cell table:number-columns-repeated="16371"/>
        </table:table-row>
        <table:table-row table:style-name="ro1">
          <table:table-cell office:value-type="float" office:value="210000" table:style-name="ce1">
            <text:p>210000</text:p>
          </table:table-cell>
          <table:table-cell office:value-type="float" office:value="288.93425846638502" table:style-name="ce1">
            <text:p>288,9342585</text:p>
          </table:table-cell>
          <table:table-cell office:value-type="float" office:value="117.138748717982" table:style-name="ce1">
            <text:p>117,1387487</text:p>
          </table:table-cell>
          <table:table-cell office:value-type="float" office:value="118.1900078793" table:style-name="ce1">
            <text:p>118,1900079</text:p>
          </table:table-cell>
          <table:table-cell office:value-type="float" office:value="342.23802009297799" table:style-name="ce1">
            <text:p>342,2380201</text:p>
          </table:table-cell>
          <table:table-cell office:value-type="float" office:value="332.61737629361897" table:style-name="ce1">
            <text:p>332,6173763</text:p>
          </table:table-cell>
          <table:table-cell office:value-type="float" office:value="307.940252243055" table:style-name="ce1">
            <text:p>307,9402522</text:p>
          </table:table-cell>
          <table:table-cell office:value-type="float" office:value="331.10720756237401" table:style-name="ce1">
            <text:p>331,1072076</text:p>
          </table:table-cell>
          <table:table-cell office:value-type="float" office:value="252.12008804222401" table:style-name="ce1">
            <text:p>252,120088</text:p>
          </table:table-cell>
          <table:table-cell office:value-type="float" office:value="309.406834784522" table:style-name="ce1">
            <text:p>309,4068348</text:p>
          </table:table-cell>
          <table:table-cell office:value-type="float" office:value="300.12108600000198" table:style-name="ce1">
            <text:p>300,121086</text:p>
          </table:table-cell>
          <table:table-cell table:style-name="ce1"/>
          <table:table-cell office:value-type="float" office:value="269.9813880082441" table:formula="of:=AVERAGE([.B22:.K22])" table:style-name="ce1">
            <text:p>269,981388</text:p>
          </table:table-cell>
          <table:table-cell table:number-columns-repeated="16371"/>
        </table:table-row>
        <table:table-row table:style-name="ro1">
          <table:table-cell office:value-type="float" office:value="220000" table:style-name="ce1">
            <text:p>220000</text:p>
          </table:table-cell>
          <table:table-cell office:value-type="float" office:value="300.86119929947802" table:style-name="ce1">
            <text:p>300,8611993</text:p>
          </table:table-cell>
          <table:table-cell office:value-type="float" office:value="186.221672215127" table:style-name="ce1">
            <text:p>186,2216722</text:p>
          </table:table-cell>
          <table:table-cell office:value-type="float" office:value="101.26281408881501" table:style-name="ce1">
            <text:p>101,2628141</text:p>
          </table:table-cell>
          <table:table-cell office:value-type="float" office:value="348.90911758252099" table:style-name="ce1">
            <text:p>348,9091176</text:p>
          </table:table-cell>
          <table:table-cell office:value-type="float" office:value="342.08134315590701" table:style-name="ce1">
            <text:p>342,0813432</text:p>
          </table:table-cell>
          <table:table-cell office:value-type="float" office:value="313.61609479686098" table:style-name="ce1">
            <text:p>313,6160948</text:p>
          </table:table-cell>
          <table:table-cell office:value-type="float" office:value="340.421857738119" table:style-name="ce1">
            <text:p>340,4218577</text:p>
          </table:table-cell>
          <table:table-cell office:value-type="float" office:value="251.26661477499599" table:style-name="ce1">
            <text:p>251,2666148</text:p>
          </table:table-cell>
          <table:table-cell office:value-type="float" office:value="333.01335140599798" table:style-name="ce1">
            <text:p>333,0133514</text:p>
          </table:table-cell>
          <table:table-cell office:value-type="float" office:value="305.97921869451602" table:style-name="ce1">
            <text:p>305,9792187</text:p>
          </table:table-cell>
          <table:table-cell table:style-name="ce1"/>
          <table:table-cell office:value-type="float" office:value="282.36332837523383" table:formula="of:=AVERAGE([.B23:.K23])" table:style-name="ce1">
            <text:p>282,3633284</text:p>
          </table:table-cell>
          <table:table-cell table:number-columns-repeated="16371"/>
        </table:table-row>
        <table:table-row table:style-name="ro1">
          <table:table-cell office:value-type="float" office:value="230000" table:style-name="ce1">
            <text:p>230000</text:p>
          </table:table-cell>
          <table:table-cell office:value-type="float" office:value="304.24997139502102" table:style-name="ce1">
            <text:p>304,2499714</text:p>
          </table:table-cell>
          <table:table-cell office:value-type="float" office:value="246.39242276965501" table:style-name="ce1">
            <text:p>246,3924228</text:p>
          </table:table-cell>
          <table:table-cell office:value-type="float" office:value="55.394998250329202" table:style-name="ce1">
            <text:p>55,39499825</text:p>
          </table:table-cell>
          <table:table-cell office:value-type="float" office:value="348.12725000917601" table:style-name="ce1">
            <text:p>348,12725</text:p>
          </table:table-cell>
          <table:table-cell office:value-type="float" office:value="346.91715189768303" table:style-name="ce1">
            <text:p>346,9171519</text:p>
          </table:table-cell>
          <table:table-cell office:value-type="float" office:value="309.896526285817" table:style-name="ce1">
            <text:p>309,8965263</text:p>
          </table:table-cell>
          <table:table-cell office:value-type="float" office:value="337.85304933703901" table:style-name="ce1">
            <text:p>337,8530493</text:p>
          </table:table-cell>
          <table:table-cell office:value-type="float" office:value="258.16950714840601" table:style-name="ce1">
            <text:p>258,1695071</text:p>
          </table:table-cell>
          <table:table-cell office:value-type="float" office:value="339.92441450526701" table:style-name="ce1">
            <text:p>339,9244145</text:p>
          </table:table-cell>
          <table:table-cell office:value-type="float" office:value="314.6349959918" table:style-name="ce1">
            <text:p>314,634996</text:p>
          </table:table-cell>
          <table:table-cell table:style-name="ce1"/>
          <table:table-cell office:value-type="float" office:value="286.15602875901931" table:formula="of:=AVERAGE([.B24:.K24])" table:style-name="ce1">
            <text:p>286,1560288</text:p>
          </table:table-cell>
          <table:table-cell table:number-columns-repeated="16371"/>
        </table:table-row>
        <table:table-row table:style-name="ro1">
          <table:table-cell office:value-type="float" office:value="240000" table:style-name="ce1">
            <text:p>240000</text:p>
          </table:table-cell>
          <table:table-cell office:value-type="float" office:value="305.68762797975899" table:style-name="ce1">
            <text:p>305,687628</text:p>
          </table:table-cell>
          <table:table-cell office:value-type="float" office:value="244.15508604099901" table:style-name="ce1">
            <text:p>244,155086</text:p>
          </table:table-cell>
          <table:table-cell office:value-type="float" office:value="216.42612630309199" table:style-name="ce1">
            <text:p>216,4261263</text:p>
          </table:table-cell>
          <table:table-cell office:value-type="float" office:value="350.96731583136" table:style-name="ce1">
            <text:p>350,9673158</text:p>
          </table:table-cell>
          <table:table-cell office:value-type="float" office:value="345.71261581099799" table:style-name="ce1">
            <text:p>345,7126158</text:p>
          </table:table-cell>
          <table:table-cell office:value-type="float" office:value="325.30224162713802" table:style-name="ce1">
            <text:p>325,3022416</text:p>
          </table:table-cell>
          <table:table-cell office:value-type="float" office:value="334.633117799969" table:style-name="ce1">
            <text:p>334,6331178</text:p>
          </table:table-cell>
          <table:table-cell office:value-type="float" office:value="270.34898956104098" table:style-name="ce1">
            <text:p>270,3489896</text:p>
          </table:table-cell>
          <table:table-cell office:value-type="float" office:value="346.54186235315501" table:style-name="ce1">
            <text:p>346,5418624</text:p>
          </table:table-cell>
          <table:table-cell office:value-type="float" office:value="320.09365556746502" table:style-name="ce1">
            <text:p>320,0936556</text:p>
          </table:table-cell>
          <table:table-cell table:style-name="ce1"/>
          <table:table-cell office:value-type="float" office:value="305.98686388749758" table:formula="of:=AVERAGE([.B25:.K25])" table:style-name="ce1">
            <text:p>305,9868639</text:p>
          </table:table-cell>
          <table:table-cell table:number-columns-repeated="16371"/>
        </table:table-row>
        <table:table-row table:style-name="ro1">
          <table:table-cell office:value-type="float" office:value="250000" table:style-name="ce1">
            <text:p>250000</text:p>
          </table:table-cell>
          <table:table-cell office:value-type="float" office:value="305.08073766406699" table:style-name="ce1">
            <text:p>305,0807377</text:p>
          </table:table-cell>
          <table:table-cell office:value-type="float" office:value="263.52639102640399" table:style-name="ce1">
            <text:p>263,526391</text:p>
          </table:table-cell>
          <table:table-cell office:value-type="float" office:value="233.032830457111" table:style-name="ce1">
            <text:p>233,0328305</text:p>
          </table:table-cell>
          <table:table-cell office:value-type="float" office:value="351.582766609315" table:style-name="ce1">
            <text:p>351,5827666</text:p>
          </table:table-cell>
          <table:table-cell office:value-type="float" office:value="341.91826524428399" table:style-name="ce1">
            <text:p>341,9182652</text:p>
          </table:table-cell>
          <table:table-cell office:value-type="float" office:value="332.64640012091598" table:style-name="ce1">
            <text:p>332,6464001</text:p>
          </table:table-cell>
          <table:table-cell office:value-type="float" office:value="347.18078074881299" table:style-name="ce1">
            <text:p>347,1807807</text:p>
          </table:table-cell>
          <table:table-cell office:value-type="float" office:value="290.17842683377802" table:style-name="ce1">
            <text:p>290,1784268</text:p>
          </table:table-cell>
          <table:table-cell office:value-type="float" office:value="348.10445857291302" table:style-name="ce1">
            <text:p>348,1044586</text:p>
          </table:table-cell>
          <table:table-cell office:value-type="float" office:value="313.51495967585902" table:style-name="ce1">
            <text:p>313,5149597</text:p>
          </table:table-cell>
          <table:table-cell table:style-name="ce1"/>
          <table:table-cell office:value-type="float" office:value="312.67660169534599" table:formula="of:=AVERAGE([.B26:.K26])" table:style-name="ce1">
            <text:p>312,6766017</text:p>
          </table:table-cell>
          <table:table-cell table:number-columns-repeated="16371"/>
        </table:table-row>
        <table:table-row table:style-name="ro1">
          <table:table-cell office:value-type="float" office:value="260000" table:style-name="ce1">
            <text:p>260000</text:p>
          </table:table-cell>
          <table:table-cell office:value-type="float" office:value="316.42729962272898" table:style-name="ce1">
            <text:p>316,4272996</text:p>
          </table:table-cell>
          <table:table-cell office:value-type="float" office:value="286.59888483519899" table:style-name="ce1">
            <text:p>286,5988848</text:p>
          </table:table-cell>
          <table:table-cell office:value-type="float" office:value="233.910710689491" table:style-name="ce1">
            <text:p>233,9107107</text:p>
          </table:table-cell>
          <table:table-cell office:value-type="float" office:value="352.59104591266299" table:style-name="ce1">
            <text:p>352,5910459</text:p>
          </table:table-cell>
          <table:table-cell office:value-type="float" office:value="353.43394210308799" table:style-name="ce1">
            <text:p>353,4339421</text:p>
          </table:table-cell>
          <table:table-cell office:value-type="float" office:value="324.89073126787798" table:style-name="ce1">
            <text:p>324,8907313</text:p>
          </table:table-cell>
          <table:table-cell office:value-type="float" office:value="350.58257384940703" table:style-name="ce1">
            <text:p>350,5825738</text:p>
          </table:table-cell>
          <table:table-cell office:value-type="float" office:value="321.07864767947399" table:style-name="ce1">
            <text:p>321,0786477</text:p>
          </table:table-cell>
          <table:table-cell office:value-type="float" office:value="349.15814936522202" table:style-name="ce1">
            <text:p>349,1581494</text:p>
          </table:table-cell>
          <table:table-cell office:value-type="float" office:value="324.54733101912097" table:style-name="ce1">
            <text:p>324,547331</text:p>
          </table:table-cell>
          <table:table-cell table:style-name="ce1"/>
          <table:table-cell office:value-type="float" office:value="321.32193163442719" table:formula="of:=AVERAGE([.B27:.K27])" table:style-name="ce1">
            <text:p>321,3219316</text:p>
          </table:table-cell>
          <table:table-cell table:number-columns-repeated="16371"/>
        </table:table-row>
        <table:table-row table:style-name="ro1">
          <table:table-cell office:value-type="float" office:value="270000" table:style-name="ce1">
            <text:p>270000</text:p>
          </table:table-cell>
          <table:table-cell office:value-type="float" office:value="319.50396002342399" table:style-name="ce1">
            <text:p>319,50396</text:p>
          </table:table-cell>
          <table:table-cell office:value-type="float" office:value="292.119869373727" table:style-name="ce1">
            <text:p>292,1198694</text:p>
          </table:table-cell>
          <table:table-cell office:value-type="float" office:value="262.56206368950399" table:style-name="ce1">
            <text:p>262,5620637</text:p>
          </table:table-cell>
          <table:table-cell office:value-type="float" office:value="351.74700819780202" table:style-name="ce1">
            <text:p>351,7470082</text:p>
          </table:table-cell>
          <table:table-cell office:value-type="float" office:value="354.8809601168" table:style-name="ce1">
            <text:p>354,8809601</text:p>
          </table:table-cell>
          <table:table-cell office:value-type="float" office:value="323.79180040151499" table:style-name="ce1">
            <text:p>323,7918004</text:p>
          </table:table-cell>
          <table:table-cell office:value-type="float" office:value="350.38019542129098" table:style-name="ce1">
            <text:p>350,3801954</text:p>
          </table:table-cell>
          <table:table-cell office:value-type="float" office:value="325.40791083396198" table:style-name="ce1">
            <text:p>325,4079108</text:p>
          </table:table-cell>
          <table:table-cell office:value-type="float" office:value="352.29907723321003" table:style-name="ce1">
            <text:p>352,2990772</text:p>
          </table:table-cell>
          <table:table-cell office:value-type="float" office:value="327.91503274770798" table:style-name="ce1">
            <text:p>327,9150327</text:p>
          </table:table-cell>
          <table:table-cell table:style-name="ce1"/>
          <table:table-cell office:value-type="float" office:value="326.06078780389424" table:formula="of:=AVERAGE([.B28:.K28])" table:style-name="ce1">
            <text:p>326,0607878</text:p>
          </table:table-cell>
          <table:table-cell table:number-columns-repeated="16371"/>
        </table:table-row>
        <table:table-row table:style-name="ro1">
          <table:table-cell office:value-type="float" office:value="280000" table:style-name="ce1">
            <text:p>280000</text:p>
          </table:table-cell>
          <table:table-cell office:value-type="float" office:value="331.833056236294" table:style-name="ce1">
            <text:p>331,8330562</text:p>
          </table:table-cell>
          <table:table-cell office:value-type="float" office:value="291.76094865548401" table:style-name="ce1">
            <text:p>291,7609487</text:p>
          </table:table-cell>
          <table:table-cell office:value-type="float" office:value="281.38659130002799" table:style-name="ce1">
            <text:p>281,3865913</text:p>
          </table:table-cell>
          <table:table-cell office:value-type="float" office:value="351.88049271338502" table:style-name="ce1">
            <text:p>351,8804927</text:p>
          </table:table-cell>
          <table:table-cell office:value-type="float" office:value="354.85379886870498" table:style-name="ce1">
            <text:p>354,8537989</text:p>
          </table:table-cell>
          <table:table-cell office:value-type="float" office:value="331.17283052406401" table:style-name="ce1">
            <text:p>331,1728305</text:p>
          </table:table-cell>
          <table:table-cell office:value-type="float" office:value="347.89936986431502" table:style-name="ce1">
            <text:p>347,8993699</text:p>
          </table:table-cell>
          <table:table-cell office:value-type="float" office:value="328.36721265084799" table:style-name="ce1">
            <text:p>328,3672127</text:p>
          </table:table-cell>
          <table:table-cell office:value-type="float" office:value="351.82620948773598" table:style-name="ce1">
            <text:p>351,8262095</text:p>
          </table:table-cell>
          <table:table-cell office:value-type="float" office:value="333.56397717856299" table:style-name="ce1">
            <text:p>333,5639772</text:p>
          </table:table-cell>
          <table:table-cell table:style-name="ce1"/>
          <table:table-cell office:value-type="float" office:value="330.45444874794219" table:formula="of:=AVERAGE([.B29:.K29])" table:style-name="ce1">
            <text:p>330,4544487</text:p>
          </table:table-cell>
          <table:table-cell table:number-columns-repeated="16371"/>
        </table:table-row>
        <table:table-row table:style-name="ro1">
          <table:table-cell office:value-type="float" office:value="290000" table:style-name="ce1">
            <text:p>290000</text:p>
          </table:table-cell>
          <table:table-cell office:value-type="float" office:value="318.41821339484397" table:style-name="ce1">
            <text:p>318,4182134</text:p>
          </table:table-cell>
          <table:table-cell office:value-type="float" office:value="300.51243369983803" table:style-name="ce1">
            <text:p>300,5124337</text:p>
          </table:table-cell>
          <table:table-cell office:value-type="float" office:value="294.94722083381799" table:style-name="ce1">
            <text:p>294,9472208</text:p>
          </table:table-cell>
          <table:table-cell office:value-type="float" office:value="351.97127439815603" table:style-name="ce1">
            <text:p>351,9712744</text:p>
          </table:table-cell>
          <table:table-cell office:value-type="float" office:value="353.79777565783502" table:style-name="ce1">
            <text:p>353,7977757</text:p>
          </table:table-cell>
          <table:table-cell office:value-type="float" office:value="334.538360686521" table:style-name="ce1">
            <text:p>334,5383607</text:p>
          </table:table-cell>
          <table:table-cell office:value-type="float" office:value="346.87873044437498" table:style-name="ce1">
            <text:p>346,8787304</text:p>
          </table:table-cell>
          <table:table-cell office:value-type="float" office:value="331.50650530234799" table:style-name="ce1">
            <text:p>331,5065053</text:p>
          </table:table-cell>
          <table:table-cell office:value-type="float" office:value="352.40029225997802" table:style-name="ce1">
            <text:p>352,4002923</text:p>
          </table:table-cell>
          <table:table-cell office:value-type="float" office:value="337.00584186163297" table:style-name="ce1">
            <text:p>337,0058419</text:p>
          </table:table-cell>
          <table:table-cell table:style-name="ce1"/>
          <table:table-cell office:value-type="float" office:value="332.19766485393461" table:formula="of:=AVERAGE([.B30:.K30])" table:style-name="ce1">
            <text:p>332,1976649</text:p>
          </table:table-cell>
          <table:table-cell table:number-columns-repeated="16371"/>
        </table:table-row>
        <table:table-row table:style-name="ro1">
          <table:table-cell office:value-type="float" office:value="300000" table:style-name="ce1">
            <text:p>300000</text:p>
          </table:table-cell>
          <table:table-cell office:value-type="float" office:value="337.94751020603297" table:style-name="ce1">
            <text:p>337,9475102</text:p>
          </table:table-cell>
          <table:table-cell office:value-type="float" office:value="319.62620685235697" table:style-name="ce1">
            <text:p>319,6262069</text:p>
          </table:table-cell>
          <table:table-cell office:value-type="float" office:value="295.02837999908297" table:style-name="ce1">
            <text:p>295,02838</text:p>
          </table:table-cell>
          <table:table-cell office:value-type="float" office:value="352.80917230364201" table:style-name="ce1">
            <text:p>352,8091723</text:p>
          </table:table-cell>
          <table:table-cell office:value-type="float" office:value="356.53318206417902" table:style-name="ce1">
            <text:p>356,5331821</text:p>
          </table:table-cell>
          <table:table-cell office:value-type="float" office:value="333.80517816211102" table:style-name="ce1">
            <text:p>333,8051782</text:p>
          </table:table-cell>
          <table:table-cell office:value-type="float" office:value="354.74678360158498" table:style-name="ce1">
            <text:p>354,7467836</text:p>
          </table:table-cell>
          <table:table-cell office:value-type="float" office:value="333.43145328751899" table:style-name="ce1">
            <text:p>333,4314533</text:p>
          </table:table-cell>
          <table:table-cell office:value-type="float" office:value="350.40706325407803" table:style-name="ce1">
            <text:p>350,4070633</text:p>
          </table:table-cell>
          <table:table-cell office:value-type="float" office:value="339.94692546979098" table:style-name="ce1">
            <text:p>339,9469255</text:p>
          </table:table-cell>
          <table:table-cell table:style-name="ce1"/>
          <table:table-cell office:value-type="float" office:value="337.4281855200378" table:formula="of:=AVERAGE([.B31:.K31])" table:style-name="ce1">
            <text:p>337,428185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1" svg:x="0.31818in" svg:y="0.02273in" svg:width="13.77652in" svg:height="7.507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2" draw:id="id1" draw:style-name="a1" draw:name="Graphique 2" svg:x="0.56061in" svg:y="0.06818in" svg:width="12.48106in" svg:height="7.5776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Mael</dc:creator>
    <dc:date>2020-02-05T21:20:55Z</dc:date>
    <meta:print-date>2020-02-05T21:20:44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40.545433070866pt" svg:width="991.9091338582677pt" chart:style-name="Crt0">
        <chart:title chart:style-name="CT00">
          <text:p text:style-name="a0" text:class-names="" text:cond-style-name="">Score sur 10 runs de CEM sur Swimmer an fonction du nombre d'itérations, avec un réseau de neurones 300 x 400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euille1.$A$2:.$A$31"/>
          </chart:axis>
          <chart:axis chart:dimension="y" chart:name="primary-y" chart:style-name="Axs1">
            <chart:grid chart:class="major" chart:style-name="GMa1"/>
          </chart:axis>
          <chart:series chart:label-cell-address="Feuille1.$B$1" chart:values-cell-range-address="Feuille1.$B$2:.$B$31" chart:class="chart:line" chart:attached-axis="primary-y" chart:style-name="G0S0">
            <chart:data-point chart:repeated="30"/>
          </chart:series>
          <chart:series chart:label-cell-address="Feuille1.$C$1" chart:values-cell-range-address="Feuille1.$C$2:.$C$31" chart:class="chart:line" chart:attached-axis="primary-y" chart:style-name="G0S1">
            <chart:data-point chart:repeated="30"/>
          </chart:series>
          <chart:series chart:label-cell-address="Feuille1.$D$1" chart:values-cell-range-address="Feuille1.$D$2:.$D$31" chart:class="chart:line" chart:attached-axis="primary-y" chart:style-name="G0S2">
            <chart:data-point chart:repeated="30"/>
          </chart:series>
          <chart:series chart:label-cell-address="Feuille1.$E$1" chart:values-cell-range-address="Feuille1.$E$2:.$E$31" chart:class="chart:line" chart:attached-axis="primary-y" chart:style-name="G0S3">
            <chart:data-point chart:repeated="30"/>
          </chart:series>
          <chart:series chart:label-cell-address="Feuille1.$F$1" chart:values-cell-range-address="Feuille1.$F$2:.$F$31" chart:class="chart:line" chart:attached-axis="primary-y" chart:style-name="G0S4">
            <chart:data-point chart:repeated="30"/>
          </chart:series>
          <chart:series chart:label-cell-address="Feuille1.$G$1" chart:values-cell-range-address="Feuille1.$G$2:.$G$31" chart:class="chart:line" chart:attached-axis="primary-y" chart:style-name="G0S5">
            <chart:data-point chart:repeated="30"/>
          </chart:series>
          <chart:series chart:label-cell-address="Feuille1.$H$1" chart:values-cell-range-address="Feuille1.$H$2:.$H$31" chart:class="chart:line" chart:attached-axis="primary-y" chart:style-name="G0S6">
            <chart:data-point chart:repeated="30"/>
          </chart:series>
          <chart:series chart:label-cell-address="Feuille1.$I$1" chart:values-cell-range-address="Feuille1.$I$2:.$I$31" chart:class="chart:line" chart:attached-axis="primary-y" chart:style-name="G0S7">
            <chart:data-point chart:repeated="30"/>
          </chart:series>
          <chart:series chart:label-cell-address="Feuille1.$J$1" chart:values-cell-range-address="Feuille1.$J$2:.$J$31" chart:class="chart:line" chart:attached-axis="primary-y" chart:style-name="G0S8">
            <chart:data-point chart:repeated="30"/>
          </chart:series>
          <chart:series chart:label-cell-address="Feuille1.$K$1" chart:values-cell-range-address="Feuille1.$K$2:.$K$31" chart:class="chart:line" chart:attached-axis="primary-y" chart:style-name="G0S9"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45.5908661417322pt" svg:width="898.6363779527558pt" chart:style-name="Crt0">
        <chart:title chart:style-name="CT00">
          <text:p text:style-name="a0" text:class-names="" text:cond-style-name="">Score moyen sur 10 runs de CEM sur Swimmer an fonction du nombre d'itérations, avec un réseau de neurones 300 x 400</text:p>
        </chart:title>
        <chart:plot-area chart:style-name="Plt0">
          <chart:axis chart:dimension="x" chart:name="primary-x" chart:style-name="Axs0">
            <chart:categories table:cell-range-address="Feuille1.$A$2:.$A$31"/>
          </chart:axis>
          <chart:axis chart:dimension="y" chart:name="primary-y" chart:style-name="Axs1">
            <chart:grid chart:class="major" chart:style-name="GMa1"/>
          </chart:axis>
          <chart:series chart:values-cell-range-address="Feuille1.$M$2:.$M$31" chart:class="chart:line" chart:attached-axis="primary-y" chart:style-name="G0S0">
            <chart:data-point chart:repeated="3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